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2" style:family="table-row">
      <style:table-row-properties style:min-row-height="0.365cm" fo:keep-together="auto"/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3" style:family="table-row">
      <style:table-row-properties style:min-row-height="0.533cm"/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style:font-name="Carlito" fo:font-size="10pt" officeooo:rsid="000c1c04" officeooo:paragraph-rsid="000c1c04" style:font-size-asian="10pt" style:font-size-complex="10pt"/>
    </style:style>
    <style:style style:name="P2" style:family="paragraph" style:parent-style-name="Standard">
      <style:text-properties style:font-name="Carlito" fo:font-size="10pt" officeooo:rsid="000ce8c0" officeooo:paragraph-rsid="000ce8c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1a059d" officeooo:paragraph-rsid="001a059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8ad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70d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0c1c0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a05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bold" officeooo:rsid="000ce8c0" officeooo:paragraph-rsid="001a059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da4" officeooo:paragraph-rsid="001d9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9da4" officeooo:paragraph-rsid="001d9da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2pt" fo:letter-spacing="-0.012cm" fo:font-style="normal" fo:text-shadow="none" style:text-underline-style="none" fo:font-weight="bold" officeooo:rsid="0008a20a" officeooo:paragraph-rsid="0018b1e6" fo:background-color="transparent" style:font-size-asian="12pt" style:font-style-asian="normal" style:font-weight-asian="bold" style:font-name-complex="Lucida Sans1" style:font-size-complex="12pt" style:font-style-complex="normal" style:font-weight-complex="bold" style:text-overline-style="none" style:text-overline-color="font-color"/>
    </style:style>
    <style:style style:name="P20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0pt" fo:letter-spacing="-0.012cm" fo:font-style="italic" fo:text-shadow="none" style:text-underline-style="none" fo:font-weight="normal" officeooo:paragraph-rsid="0018b1e6" style:font-size-asian="10pt" style:font-style-asian="italic" style:font-weight-asian="normal" style:font-name-complex="Lucida Sans1" style:font-size-complex="10pt" style:font-style-complex="italic" style:font-weight-complex="normal" style:text-overline-style="none" style:text-overline-color="font-color"/>
    </style:style>
    <style:style style:name="P21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0pt" fo:letter-spacing="-0.012cm" fo:font-style="normal" fo:text-shadow="none" style:text-underline-style="none" fo:font-weight="normal" officeooo:rsid="003c49d0" officeooo:paragraph-rsid="0018b1e6" style:font-size-asian="10pt" style:font-style-asian="normal" style:font-weight-asian="normal" style:font-name-complex="Lucida Sans1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0ce8c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9f5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officeooo:rsid="000f22c2"/>
    </style:style>
    <style:style style:name="T3" style:family="text">
      <style:text-properties officeooo:rsid="000c1c0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1c04" style:font-weight-asian="bold" style:font-weight-complex="bold"/>
    </style:style>
    <style:style style:name="T6" style:family="text">
      <style:text-properties fo:font-weight="bold" officeooo:rsid="0018b1e6" style:font-weight-asian="bold" style:font-weight-complex="bold"/>
    </style:style>
    <style:style style:name="T7" style:family="text">
      <style:text-properties fo:font-weight="bold" officeooo:rsid="000ce8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9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3"/>
          </table:table-cell>
          <table:table-cell table:style-name="Tabella1.D1" table:number-columns-spanned="2" office:value-type="string">
            <text:p text:style-name="P4">NOTA SPESE</text:p>
          </table:table-cell>
          <table:covered-table-cell/>
        </table:table-row>
        <table:table-row table:style-name="Tabella1.2">
          <table:table-cell table:style-name="Tabella1.A2" table:number-columns-spanned="2" office:value-type="string">
            <text:p text:style-name="P6">Ragione sociale</text:p>
          </table:table-cell>
          <table:covered-table-cell/>
          <table:table-cell table:style-name="Tabella1.C1" office:value-type="string">
            <text:p text:style-name="P4"/>
          </table:table-cell>
          <table:table-cell table:style-name="Tabella1.C1" office:value-type="string">
            <text:p text:style-name="P5">n°</text:p>
          </table:table-cell>
          <table:table-cell table:style-name="Tabella1.C1" office:value-type="string">
            <text:p text:style-name="P10"><text:placeholder text:placeholder-type="text">&lt;o.id or ''&gt;</text:placeholder></text:p>
          </table:table-cell>
        </table:table-row>
        <table:table-row table:style-name="Tabella1.3">
          <table:table-cell table:style-name="Tabella1.A3" office:value-type="string">
            <text:p text:style-name="P20"><text:placeholder text:placeholder-type="text">&lt;company.partner_id.city&gt;</text:placeholder></text:p>
          </table:table-cell>
          <table:table-cell table:style-name="Tabella1.B3" office:value-type="string">
            <text:p text:style-name="P20"><text:placeholder text:placeholder-type="text">&lt;company.partner_id.street&gt;</text:placeholder></text:p>
          </table:table-cell>
          <table:table-cell table:style-name="Tabella1.C1" office:value-type="string">
            <text:p text:style-name="P3"/>
          </table:table-cell>
          <table:table-cell table:style-name="Tabella1.C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a1.A3" office:value-type="string">
            <text:p text:style-name="P6">Sede Legale: Città</text:p>
          </table:table-cell>
          <table:table-cell table:style-name="Tabella1.B3" office:value-type="string">
            <text:p text:style-name="P6">Via</text:p>
          </table:table-cell>
          <table:table-cell table:style-name="Tabella1.C1" office:value-type="string">
            <text:p text:style-name="P4"/>
          </table:table-cell>
          <table:table-cell table:style-name="Tabella1.C1" table:number-columns-spanned="2" office:value-type="string">
            <text:p text:style-name="P4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21"><text:placeholder text:placeholder-type="text">&lt;company.partner_id.vat&gt;</text:placeholder></text:p>
          </table:table-cell>
          <table:table-cell table:style-name="Tabella1.B3" office:value-type="string">
            <text:p text:style-name="P21"><text:placeholder text:placeholder-type="text">&lt;company.partner_id.vat&gt;</text:placeholder></text:p>
          </table:table-cell>
          <table:table-cell table:style-name="Tabella1.C1" office:value-type="string">
            <text:p text:style-name="P3"/>
          </table:table-cell>
          <table:table-cell table:style-name="Tabella1.C1" office:value-type="string">
            <text:p text:style-name="P7">Sig.</text:p>
          </table:table-cell>
          <table:table-cell table:style-name="Tabella1.C1" office:value-type="string">
            <text:p text:style-name="P9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6">Partita IVA</text:p>
          </table:table-cell>
          <table:table-cell table:style-name="Tabella1.B6" office:value-type="string">
            <text:p text:style-name="P6">Codice Fiscale</text:p>
          </table:table-cell>
          <table:table-cell table:style-name="Tabella1.C1" office:value-type="string">
            <text:p text:style-name="P4"/>
          </table:table-cell>
          <table:table-cell table:style-name="Tabella1.C1" office:value-type="string">
            <text:p text:style-name="P8">Data</text:p>
          </table:table-cell>
          <table:table-cell table:style-name="Tabella1.C1" office:value-type="string">
            <text:p text:style-name="P9"><text:placeholder text:placeholder-type="text">&lt;formatLang(o.date,date=True)&gt;</text:placeholder></text:p>
          </table:table-cell>
        </table:table-row>
      </table:table>
      <text:p text:style-name="Standard"/>
      <text:p text:style-name="P1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13">Si incarica il ns. Amministratore Sig. <text:span text:style-name="T7"><text:placeholder text:placeholder-type="text">&lt;o.employee_id.name or ''&gt;</text:placeholder></text:span><text:s/>a svolgere per ns. conto la seguente missione: </text:p>
            <text:p text:style-name="P14"><text:placeholder text:placeholder-type="text">&lt;o.name or ''&gt;</text:placeholder></text:p>
            <text:p text:style-name="P18"><text:placeholder text:placeholder-type="text">&lt;for each="line in o.line_ids"&gt;</text:placeholder></text:p>
            <text:p text:style-name="P11">Itinerario previsto: <text:placeholder text:placeholder-type="text">&lt;line.ref or ''&gt;</text:placeholder></text:p>
            <text:p text:style-name="P18"><text:placeholder text:placeholder-type="text">&lt;/for&gt;</text:placeholder></text:p>
            <text:p text:style-name="P11">Perugia, <text:span text:style-name="T1"><text:placeholder text:placeholder-type="text">&lt;formatLang(o.date,date=True)&gt;</text:placeholder></text:span></text:p>
            <text:p text:style-name="P12"/>
          </table:table-cell>
        </table:table-row>
      </table:table>
      <text:p text:style-name="P2"/>
      <text:p text:style-name="P1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22">Si incarica il ns. dipendente/Amministratore Sig. <text:user-field-get text:name="o.employee_id.name"/><text:span text:style-name="T4"><text:placeholder text:placeholder-type="text">&lt;o.employee_id.name or ''&gt;</text:placeholder></text:span><text:span text:style-name="T4"><text:s/></text:span>ad usare il proprio mezzo per effettuare i percorsi necessari a svolgere la missione sopra descritta.</text:p>
            <text:p text:style-name="P18"><text:placeholder text:placeholder-type="text">&lt;for each="line in o.line_ids"&gt;</text:placeholder></text:p>
            <text:p text:style-name="P23">Km previsti: <text:span text:style-name="T3"><text:placeholder text:placeholder-type="text">&lt;line.unit_quantity or ''&gt;</text:placeholder></text:span><text:s/><text:span text:style-name="T3"><text:s/>x </text:span><text:span text:style-name="T3"><text:placeholder text:placeholder-type="text">&lt;line.unit_amount or ''&gt;</text:placeholder></text:span><text:span text:style-name="T3"><text:s/></text:span>€/Km <text:span text:style-name="T2">= </text:span><text:span text:style-name="T5"><text:placeholder text:placeholder-type="text">&lt;line.total_amount or ''&gt;</text:placeholder></text:span><text:span text:style-name="T5"><text:s/></text:span><text:span text:style-name="T6">€</text:span></text:p>
            <text:p text:style-name="P25"><text:placeholder text:placeholder-type="text">&lt;/for&gt;</text:placeholder></text:p>
            <text:p text:style-name="P23">Perugia, <text:placeholder text:placeholder-type="text">&lt;formatLang(o.date,date=True)&gt;</text:placeholder></text:p>
          </table:table-cell>
        </table:table-row>
      </table:table>
      <table:table table:name="Tabella4" table:style-name="Tabella4" table:template-name="Stile predefinito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6">SINFOCOM s.r.l.</text:p>
            <text:p text:style-name="P17">Amministrazio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4T10:55:17.168000000</dc:date>
    <meta:editing-duration>PT1H54M52S</meta:editing-duration>
    <meta:editing-cycles>17</meta:editing-cycles>
    <meta:generator>LibreOffice/6.0.2.1$Windows_X86_64 LibreOffice_project/f7f06a8f319e4b62f9bc5095aa112a65d2f3ac89</meta:generator>
    <meta:document-statistic meta:table-count="4" meta:image-count="0" meta:object-count="0" meta:page-count="1" meta:paragraph-count="32" meta:word-count="116" meta:character-count="960" meta:non-whitespace-character-count="874"/>
  </office:meta>
</office:document-meta>
</file>